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7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ike -64 0</text:p>
      <text:p text:style-name="Standard">Spike -128 0</text:p>
      <text:p text:style-name="Standard">Spike -192 0</text:p>
      <text:p text:style-name="Standard">Spike -256 0</text:p>
      <text:p text:style-name="Standard">Spike -320 0</text:p>
      <text:p text:style-name="Standard">Spike -384 0</text:p>
      <text:p text:style-name="Standard">Spike -448 0</text:p>
      <text:p text:style-name="Standard">Spike -512 0</text:p>
      <text:p text:style-name="Standard">Spike -576 0</text:p>
      <text:p text:style-name="Standard">Spike -640 0</text:p>
      <text:p text:style-name="Standard">Spike -704 0</text:p>
      <text:p text:style-name="Standard">Spike -768 0</text:p>
      <text:p text:style-name="Standard">Spike -832 0</text:p>
      <text:p text:style-name="Standard">Spike -896 0</text:p>
      <text:p text:style-name="Standard">Spike -960 0</text:p>
      <text:p text:style-name="Standard">Block 0 0</text:p>
      <text:p text:style-name="Standard">Block 64 0</text:p>
      <text:p text:style-name="Standard">Block 128 0</text:p>
      <text:p text:style-name="Standard">Block 192 0</text:p>
      <text:p text:style-name="Standard">Block 256 0</text:p>
      <text:p text:style-name="Standard">Block 320 0</text:p>
      <text:p text:style-name="Standard">Block 768 0</text:p>
      <text:p text:style-name="Standard">Block 832 0</text:p>
      <text:p text:style-name="Standard">Block 896 0</text:p>
      <text:p text:style-name="Standard">Block 960 0</text:p>
      <text:p text:style-name="Standard">Block 1024 0</text:p>
      <text:p text:style-name="Standard">Block 1088 0</text:p>
      <text:p text:style-name="Standard">Block 1152 0</text:p>
      <text:p text:style-name="P1">Block 1216 0</text:p>
      <text:p text:style-name="P1">Block 1280 0</text:p>
      <text:p text:style-name="Standard">Block 1344 0</text:p>
      <text:p text:style-name="Standard">Block 1408 0</text:p>
      <text:p text:style-name="Standard">Block 1472 0</text:p>
      <text:p text:style-name="Standard">Block 1536 0</text:p>
      <text:p text:style-name="Standard">Block 1600 0</text:p>
      <text:p text:style-name="Standard">Block 1664 0</text:p>
      <text:p text:style-name="Standard">Block 1728 0</text:p>
      <text:p text:style-name="Standard">Block 1792 0</text:p>
      <text:p text:style-name="Standard">Block 1856 0</text:p>
      <text:p text:style-name="Standard">Block 1920 0</text:p>
      <text:p text:style-name="Standard">Block 1984 0</text:p>
      <text:p text:style-name="Standard">Block 2048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5:21:28.108000000</meta:creation-date>
    <dc:date>2023-11-15T15:53:10.268000000</dc:date>
    <meta:editing-duration>PT5M22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42" meta:word-count="125" meta:character-count="489" meta:non-whitespace-character-count="405"/>
  </office:meta>
</office:document-meta>
</file>